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11f" officeooo:paragraph-rsid="000cc11f"/>
    </style:style>
    <style:style style:name="T1" style:family="text">
      <style:text-properties officeooo:rsid="000cc8ec"/>
    </style:style>
    <style:style style:name="T2" style:family="text">
      <style:text-properties officeooo:rsid="000d93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gt;Ambiguos sequence</text:p>
      <text:p text:style-name="P1">ATGA<text:span text:style-name="T1">S</text:span>TG<text:span text:style-name="T1">Y</text:span>ACNMAAKVCCTA<text:span text:style-name="T2">D</text:span></text:p>
      <text:p text:style-name="P1">&gt;Unambiguous_01</text:p>
      <text:p text:style-name="P1">ATGA<text:span text:style-name="T1">G</text:span>TG<text:span text:style-name="T1">T</text:span>ACAAAATCCCTAA</text:p>
      <text:p text:style-name="P1">&gt;Unambiguos_02</text:p>
      <text:p text:style-name="P1">ATGA<text:span text:style-name="T1">C</text:span>TG<text:span text:style-name="T1">C</text:span>ACGCAAGGCCTA<text:span text:style-name="T2">G</text:span></text:p>
      <text:p text:style-name="P1">&gt;Reverse of Unambiguos_01</text:p>
      <text:p text:style-name="P1">TACT<text:span text:style-name="T1">C</text:span>ACATGTTTTAGGGATT</text:p>
      <text:p text:style-name="P1">&gt;Reverse of Unambiguos_02</text:p>
      <text:p text:style-name="P1">TACT<text:span text:style-name="T2">G</text:span>AC<text:span text:style-name="T2">G</text:span>TGCGTTCCGGAT<text:span text:style-name="T2">C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22:02:31.432525332</meta:creation-date>
    <dc:date>2023-02-01T02:07:46.025447753</dc:date>
    <meta:editing-duration>PT8M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5" meta:character-count="202" meta:non-whitespace-character-count="197"/>
  </office:meta>
</office:document-meta>
</file>